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officeooo:rsid="000983fd" officeooo:paragraph-rsid="000983f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officeooo:rsid="000983fd" officeooo:paragraph-rsid="000983fd"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0983fd" officeooo:paragraph-rsid="000983fd"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0aaa82" officeooo:paragraph-rsid="000aaa82"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aaa82" officeooo:paragraph-rsid="000aaa82" style:font-weight-asian="normal" style:font-weight-complex="normal"/>
    </style:style>
    <style:style style:name="P6"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0bff83" officeooo:paragraph-rsid="000bff83"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text-underline-style="none" fo:font-weight="normal" officeooo:rsid="000bff83" officeooo:paragraph-rsid="000bff83" style:font-weight-asian="normal" style:font-weight-complex="normal"/>
    </style:style>
    <style:style style:name="P8"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0d99de" officeooo:paragraph-rsid="000d99de"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text-underline-style="solid" style:text-underline-width="auto" style:text-underline-color="font-color" fo:font-weight="normal" officeooo:rsid="000d99de" officeooo:paragraph-rsid="000d99de" style:font-weight-asian="normal" style:font-weight-complex="normal"/>
    </style:style>
    <style:style style:name="P10" style:family="paragraph" style:parent-style-name="Standard">
      <style:paragraph-properties fo:text-align="start" style:justify-single-word="false"/>
      <style:text-properties fo:font-style="normal" style:text-underline-style="none" fo:font-weight="normal" officeooo:rsid="001160b5" officeooo:paragraph-rsid="001160b5"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text-underline-style="none" fo:font-weight="normal" officeooo:rsid="000e8bec" officeooo:paragraph-rsid="000e8bec" style:font-weight-asian="normal" style:font-weight-complex="normal"/>
    </style:style>
    <style:style style:name="P12"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0f5f37" officeooo:paragraph-rsid="000f5f37"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text-underline-style="none" fo:font-weight="normal" officeooo:rsid="0012ae9f" officeooo:paragraph-rsid="0012ae9f" style:font-weight-asian="normal" style:font-weight-complex="normal"/>
    </style:style>
    <style:style style:name="P14" style:family="paragraph" style:parent-style-name="Standard">
      <style:paragraph-properties fo:text-align="start" style:justify-single-word="false" fo:break-before="page"/>
      <style:text-properties style:text-underline-style="none" fo:font-weight="normal" officeooo:rsid="0012ae9f" officeooo:paragraph-rsid="0012ae9f" style:font-weight-asian="normal" style:font-weight-complex="normal"/>
    </style:style>
    <style:style style:name="P15" style:family="paragraph" style:parent-style-name="Standard">
      <style:paragraph-properties fo:text-align="start" style:justify-single-word="false"/>
      <style:text-properties style:text-underline-style="solid" style:text-underline-width="auto" style:text-underline-color="font-color" fo:font-weight="normal" officeooo:rsid="0012ae9f" officeooo:paragraph-rsid="0012ae9f" style:font-weight-asian="normal" style:font-weight-complex="normal"/>
    </style:style>
    <style:style style:name="P16" style:family="paragraph" style:parent-style-name="Standard">
      <style:paragraph-properties fo:text-align="start" style:justify-single-word="false"/>
      <style:text-properties style:text-underline-style="solid" style:text-underline-width="auto" style:text-underline-color="font-color" fo:font-weight="normal" officeooo:rsid="001454c4" officeooo:paragraph-rsid="001454c4" style:font-weight-asian="normal" style:font-weight-complex="normal"/>
    </style:style>
    <style:style style:name="P17" style:family="paragraph" style:parent-style-name="Standard" style:list-style-name="L1">
      <style:paragraph-properties fo:text-align="start" style:justify-single-word="false"/>
      <style:text-properties style:text-underline-style="solid" style:text-underline-width="auto" style:text-underline-color="font-color" fo:font-weight="normal" officeooo:rsid="001454c4" officeooo:paragraph-rsid="001454c4" style:font-weight-asian="normal" style:font-weight-complex="normal"/>
    </style:style>
    <style:style style:name="P18" style:family="paragraph" style:parent-style-name="Standard" style:list-style-name="L1">
      <style:paragraph-properties fo:text-align="start" style:justify-single-word="false"/>
      <style:text-properties style:text-underline-style="solid" style:text-underline-width="auto" style:text-underline-color="font-color" fo:font-weight="bold" officeooo:rsid="0016f9c0" officeooo:paragraph-rsid="0016f9c0" style:font-weight-asian="bold" style:font-weight-complex="bold"/>
    </style:style>
    <style:style style:name="P19" style:family="paragraph" style:parent-style-name="Standard">
      <style:paragraph-properties fo:text-align="start" style:justify-single-word="false"/>
      <style:text-properties style:text-underline-style="solid" style:text-underline-width="auto" style:text-underline-color="font-color" fo:font-weight="bold" officeooo:rsid="0016f9c0" officeooo:paragraph-rsid="0016f9c0" style:font-weight-asian="bold" style:font-weight-complex="bold"/>
    </style:style>
    <style:style style:name="P20" style:family="paragraph" style:parent-style-name="Standard">
      <style:paragraph-properties fo:text-align="start" style:justify-single-word="false"/>
      <style:text-properties style:text-underline-style="solid" style:text-underline-width="auto" style:text-underline-color="font-color" fo:font-weight="bold" officeooo:rsid="0018e92f" officeooo:paragraph-rsid="0018e92f" style:font-weight-asian="bold" style:font-weight-complex="bold"/>
    </style:style>
    <style:style style:name="P21" style:family="paragraph" style:parent-style-name="Standard" style:list-style-name="L2">
      <style:paragraph-properties fo:text-align="start" style:justify-single-word="false"/>
      <style:text-properties officeooo:paragraph-rsid="0018e92f"/>
    </style:style>
    <style:style style:name="P22" style:family="paragraph" style:parent-style-name="Standard" style:list-style-name="L2">
      <style:paragraph-properties fo:text-align="start" style:justify-single-word="false"/>
      <style:text-properties officeooo:rsid="0018e92f" officeooo:paragraph-rsid="0018e92f"/>
    </style:style>
    <style:style style:name="P23" style:family="paragraph" style:parent-style-name="Standard">
      <style:paragraph-properties fo:text-align="start" style:justify-single-word="false"/>
      <style:text-properties officeooo:rsid="0018e92f" officeooo:paragraph-rsid="0018e92f"/>
    </style:style>
    <style:style style:name="P24" style:family="paragraph" style:parent-style-name="Standard">
      <style:paragraph-properties fo:text-align="start" style:justify-single-word="false"/>
      <style:text-properties officeooo:rsid="001a1f13" officeooo:paragraph-rsid="001a1f13"/>
    </style:style>
    <style:style style:name="P25" style:family="paragraph" style:parent-style-name="Standard">
      <style:paragraph-properties fo:text-align="start" style:justify-single-word="false"/>
      <style:text-properties officeooo:rsid="001bbdf7" officeooo:paragraph-rsid="001bbdf7"/>
    </style:style>
    <style:style style:name="P26" style:family="paragraph" style:parent-style-name="Standard" style:list-style-name="L3">
      <style:paragraph-properties fo:text-align="start" style:justify-single-word="false"/>
      <style:text-properties fo:font-weight="bold" officeooo:rsid="001cd00c" officeooo:paragraph-rsid="001cd00c" style:font-weight-asian="bold" style:font-weight-complex="bold"/>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bff83" style:font-style-asian="italic" style:font-style-complex="italic"/>
    </style:style>
    <style:style style:name="T6" style:family="text">
      <style:text-properties fo:font-style="normal" officeooo:rsid="000bff83"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officeooo:rsid="000d99de" style:font-style-asian="normal" style:font-style-complex="normal"/>
    </style:style>
    <style:style style:name="T11" style:family="text">
      <style:text-properties fo:font-style="italic" officeooo:rsid="000d99de" style:font-style-asian="italic" style:font-style-complex="italic"/>
    </style:style>
    <style:style style:name="T12" style:family="text">
      <style:text-properties officeooo:rsid="00120c04"/>
    </style:style>
    <style:style style:name="T13" style:family="text">
      <style:text-properties fo:font-style="italic" officeooo:rsid="000efd11" style:font-style-asian="italic" style:font-style-complex="italic"/>
    </style:style>
    <style:style style:name="T14" style:family="text">
      <style:text-properties style:text-line-through-style="none" style:text-line-through-type="none" fo:font-style="normal" officeooo:rsid="000e8bec" style:font-style-asian="normal" style:font-style-complex="normal"/>
    </style:style>
    <style:style style:name="T15" style:family="text">
      <style:text-properties style:text-line-through-style="none" style:text-line-through-type="none" officeooo:rsid="000e8bec"/>
    </style:style>
    <style:style style:name="T16" style:family="text">
      <style:text-properties style:text-line-through-style="none" style:text-line-through-type="none" fo:font-style="italic" officeooo:rsid="000e8bec" style:font-style-asian="italic" style:font-style-complex="italic"/>
    </style:style>
    <style:style style:name="T17" style:family="text">
      <style:text-properties style:text-line-through-style="none" style:text-line-through-type="none"/>
    </style:style>
    <style:style style:name="T18" style:family="text">
      <style:text-properties style:text-line-through-style="none" style:text-line-through-type="none" fo:font-weight="bold" style:font-weight-asian="bold" style:font-weight-complex="bold"/>
    </style:style>
    <style:style style:name="T19" style:family="text">
      <style:text-properties style:text-line-through-style="none" style:text-line-through-type="none" fo:font-style="italic" officeooo:rsid="000efd11" style:font-style-asian="italic" style:font-style-complex="italic"/>
    </style:style>
    <style:style style:name="T20" style:family="text">
      <style:text-properties style:text-line-through-style="none" style:text-line-through-type="none" officeooo:rsid="000efd11"/>
    </style:style>
    <style:style style:name="T21" style:family="text">
      <style:text-properties style:text-line-through-style="none" style:text-line-through-type="none" fo:font-style="normal" style:font-style-asian="normal" style:font-style-complex="normal"/>
    </style:style>
    <style:style style:name="T22" style:family="text">
      <style:text-properties style:text-line-through-style="none" style:text-line-through-type="none" fo:font-style="italic" style:font-style-asian="italic" style:font-style-complex="italic"/>
    </style:style>
    <style:style style:name="T23" style:family="text">
      <style:text-properties style:text-line-through-style="none" style:text-line-through-type="none" fo:font-style="normal" style:text-underline-style="none" style:font-style-asian="normal" style:font-style-complex="normal"/>
    </style:style>
    <style:style style:name="T24" style:family="text">
      <style:text-properties style:text-line-through-style="none" style:text-line-through-type="none" fo:font-style="normal" style:text-underline-style="none" fo:font-weight="bold" officeooo:rsid="001cd00c" style:font-style-asian="normal" style:font-weight-asian="bold" style:font-style-complex="normal" style:font-weight-complex="bold"/>
    </style:style>
    <style:style style:name="T25" style:family="text">
      <style:text-properties style:text-line-through-style="none" style:text-line-through-type="none" fo:font-style="normal" style:text-underline-style="none" fo:font-weight="bold" officeooo:rsid="0015fe50" style:font-style-asian="normal" style:font-weight-asian="bold" style:font-style-complex="normal" style:font-weight-complex="bold"/>
    </style:style>
    <style:style style:name="T26" style:family="text">
      <style:text-properties style:text-line-through-style="none" style:text-line-through-type="none" fo:font-style="normal" style:text-underline-style="none" officeooo:rsid="00153a63" style:font-style-asian="normal" style:font-style-complex="normal"/>
    </style:style>
    <style:style style:name="T27" style:family="text">
      <style:text-properties style:text-line-through-style="none" style:text-line-through-type="none" fo:font-style="normal" style:text-underline-style="none" officeooo:rsid="0015fe50" style:font-style-asian="normal" style:font-style-complex="normal"/>
    </style:style>
    <style:style style:name="T28" style:family="text">
      <style:text-properties style:text-line-through-style="none" style:text-line-through-type="none" fo:font-style="normal" style:text-underline-style="none" officeooo:rsid="0018d5c5" style:font-style-asian="normal" style:font-style-complex="normal"/>
    </style:style>
    <style:style style:name="T29" style:family="text">
      <style:text-properties style:text-line-through-style="none" style:text-line-through-type="none" fo:font-style="normal" style:text-underline-style="none" officeooo:rsid="001cd00c" style:font-style-asian="normal" style:font-style-complex="normal"/>
    </style:style>
    <style:style style:name="T30"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001891df"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0018d5c5"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0018e92f"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001a1f13" style:font-style-asian="normal" style:font-weight-asian="normal" style:font-style-complex="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DAD TEMÁTICA 3</text:p>
      <text:p text:style-name="P1">Práctico domiciliario 1</text:p>
      <text:p text:style-name="P1"/>
      <text:p text:style-name="P2">Ejercicio #1</text:p>
      <text:p text:style-name="P2"><text:span text:style-name="T1"/></text:p>
      <text:p text:style-name="P2"><text:span text:style-name="T1">La posible respuesta es </text:span><text:span text:style-name="T2">a o d</text:span><text:span text:style-name="T1"> según mis interpretaciones</text:span><text:span text:style-name="T2">. </text:span><text:span text:style-name="T1">El nodo queda insertado antes de nodo1. </text:span></text:p>
      <text:p text:style-name="P3">Primero se crea un nuevo nodo, luego ese nodo apunta al primer nodo de la lista. Luego, por algúna razón, establece al nodo3 como siguiente del nodo2, a pesar de que ya era así. En este punto puedo pensar que se ignora el hecho de que hay una referencia al primer nodo y que este debe cambiar al nuevo nodo para que tenga efecto en la lista.</text:p>
      <text:p text:style-name="P2"><text:span text:style-name="T1"/></text:p>
      <text:p text:style-name="P4">Ejercicio #2</text:p>
      <text:p text:style-name="P5"/>
      <text:p text:style-name="P5">La respuesta es <text:span text:style-name="T3">c, </text:span>elimina nodo2 de la lista. Se crea un nuevo nodo<text:span text:style-name="T4"> </text:span><text:span text:style-name="T5">otroNodo</text:span><text:span text:style-name="T4"> </text:span>y posteriormente lo iguala a <text:span text:style-name="T5">nodo1.siguiente</text:span><text:span text:style-name="T6">, que es </text:span><text:span text:style-name="T5">nodo2. </text:span><text:span text:style-name="T6">Luego </text:span><text:span text:style-name="T5">nodo1.siguiente</text:span><text:span text:style-name="T6">, que apuntaba a </text:span><text:span text:style-name="T5">nodo2</text:span><text:span text:style-name="T6">, ahora apunta al </text:span><text:span text:style-name="T5">nodo3</text:span><text:span text:style-name="T6">, es decir que salta el </text:span><text:span text:style-name="T5">nodo2</text:span><text:span text:style-name="T6">, este sigue apuntando a </text:span><text:span text:style-name="T5">nodo3</text:span><text:span text:style-name="T6"> pero no es accesible. </text:span><text:span text:style-name="T5">OtroNodo</text:span><text:span text:style-name="T6">, al estar igualado a nodo2, apunta también a </text:span><text:span text:style-name="T5">nodo3</text:span><text:span text:style-name="T6"> pero es inaccesible.</text:span></text:p>
      <text:p text:style-name="P5"><text:span text:style-name="T6"/></text:p>
      <text:p text:style-name="P6">Ejercicio #3</text:p>
      <text:p text:style-name="P7"><text:span text:style-name="T7"/></text:p>
      <text:p text:style-name="P7"><text:span text:style-name="T7">La respuesta es </text:span><text:span text:style-name="T8">b,</text:span><text:span text:style-name="T9"> </text:span><text:span text:style-name="T10">inserta </text:span><text:span text:style-name="T11">otroNodo</text:span><text:span text:style-name="T10"> entre </text:span><text:span text:style-name="T11">nodo1</text:span><text:span text:style-name="T10"> y </text:span><text:span text:style-name="T11">nodo2</text:span><text:span text:style-name="T10">. Crea un nodo, hace que referencie al </text:span><text:span text:style-name="T11">nodo2</text:span><text:span text:style-name="T10">, luego hace que el </text:span><text:span text:style-name="T11">nodo1</text:span><text:span text:style-name="T10">, en vez de referenciar al </text:span><text:span text:style-name="T11">nodo2</text:span><text:span text:style-name="T10">, referencie a </text:span><text:span text:style-name="T11">otroNodo.</text:span></text:p>
      <text:p text:style-name="P7"><text:span text:style-name="T10"/></text:p>
      <text:p text:style-name="P8">Ejercicio #4</text:p>
      <text:p text:style-name="P9"><text:span text:style-name="T7"/></text:p>
      <text:p text:style-name="P10">El algoritmo está mal y siempre dará error en tiempo de ejecución. El problema que tiene está en el bucle, <text:span text:style-name="T4">nodoActual</text:span> se actualiza al nodo siguiente correctamente, pero en la última iteración <text:span text:style-name="T4">nodoActual </text:span>se iguala a null. Esto genera un error porque posteriormente se intenta acceder al siguiente de un nodo nulo. <text:span text:style-name="T12">Tampoco se maneja el caso borde donde la lista está vacía.</text:span></text:p>
      <text:p text:style-name="P11"><text:span text:style-name="T13"/></text:p>
      <text:p text:style-name="P12">Ejercicio #5</text:p>
      <text:p text:style-name="P12"/>
      <text:p text:style-name="P13"><text:span text:style-name="T7">El algoritmo está mal porque no maneja el caso en done la lista está vacía. </text:span></text:p>
      <text:p text:style-name="P13"><text:span text:style-name="T14"/></text:p>
      <text:p text:style-name="P13"><text:span text:style-name="T15">Primero se crea un nuevo nodo</text:span><text:span text:style-name="T16"> otroNodo,</text:span><text:span text:style-name="T15"> luego se crea</text:span><text:span text:style-name="T16"> nodoActual</text:span><text:span text:style-name="T15">, que va a servir como nodo temporal para recorrer la lista. Se iguala al primer nodo en la lista, </text:span><text:span text:style-name="T17">que si está vacía es </text:span><text:span text:style-name="T18">null</text:span><text:span text:style-name="T15">. Posteriormente entra en un bucle que se ejecuta mientras</text:span><text:span text:style-name="T16"> nodoActual</text:span><text:span text:style-name="T15"> no sea nulo, dentro de este bucle</text:span><text:span text:style-name="T16"> </text:span><text:span text:style-name="T19">nodoActual</text:span><text:span text:style-name="T20"> se va actualizando al siguiente de manera sucesiva hasta que encuentra el nodo final (un nodo es el último en la lista cuando apunta a null). Finalmente hace que</text:span><text:span text:style-name="T19"> nodoActual (</text:span><text:span text:style-name="T20">igualado al nodo último</text:span><text:span text:style-name="T19">)</text:span><text:span text:style-name="T20"> apunte al nuevo nodo</text:span><text:span text:style-name="T19">. </text:span></text:p>
      <text:p text:style-name="P13"><text:span text:style-name="T19"/></text:p>
      <text:p text:style-name="P13"><text:span text:style-name="T21">En el caso de una lista vacía, no entra al bucle e intenta acceder al próximo de un nodo nulo e igualarlo a </text:span><text:span text:style-name="T22">otroNodo. </text:span><text:span text:style-name="T21">Esto genera un error en tiempo de ejecución.</text:span></text:p>
      <text:p text:style-name="P14"><text:span text:style-name="T21"/></text:p>
      <text:p text:style-name="P15"><text:span text:style-name="T21">Ejercicio #6</text:span></text:p>
      <text:p text:style-name="P15"><text:span text:style-name="T23"/></text:p>
      <text:p text:style-name="P16"><text:span text:style-name="T23">Dada la información proporcionada, se puede considerar:</text:span></text:p>
      <text:p text:style-name="P16"><text:span text:style-name="T23"/></text:p>
      <text:list text:style-name="L1">
        <text:list-item>
          <text:p text:style-name="P17"><text:span text:style-name="T23">La cantidad de alumnos es indeterminada:</text:span></text:p>
          <text:list>
            <text:list-item>
              <text:p text:style-name="P17"><text:span text:style-name="T24">Con</text:span><text:span text:style-name="T25"> un array: </text:span><text:span text:style-name="T23">Un Array </text:span><text:span text:style-name="T26">es un arreglo de celdas que se almacenan en memoria de manera contigua, cuando se declara un Array, se debe especificar </text:span><text:span text:style-name="T27">la extensión de lo que se reservará en memoria</text:span><text:span text:style-name="T26">. Cuando no se sabe previamente qué tamaño tendrá, se </text:span><text:span text:style-name="T27">corre el riesgo de desperdiciar espacio si se terminan anotando pocos alumnos o de tener que redimensionar el array si hay más estudiantes de lo anticipado </text:span><text:span text:style-name="T28">o si se elimina un estudiante y se deben rellenar los espacios vacíos</text:span><text:span text:style-name="T27">.</text:span></text:p>
            </text:list-item>
            <text:list-item>
              <text:p text:style-name="P18"><text:span text:style-name="T29">Con </text:span><text:span text:style-name="T23">una lista enlazada: </text:span><text:span text:style-name="T30">Una lista enlazada consiste en uno o más nodos enlazados consecutivamente de manera que </text:span><text:span text:style-name="T31">cada </text:span><text:span text:style-name="T30">uno apunta al siguiente. Cada nodo almacena los datos que se precisan y una referencia al siguiente nodo. Esta referencia representa un costo de memoria </text:span><text:span text:style-name="T31">adicional</text:span><text:span text:style-name="T30"> que en el Array no existe porque los elementos están almacenados de manera contigua y no se referencian entre sí. </text:span><text:span text:style-name="T31">El costo de memoria </text:span><text:span text:style-name="T32">de una referencia es de 4 bytes, que se agregarían como sobrecarga a cada nodo.</text:span></text:p>
            </text:list-item>
          </text:list>
        </text:list-item>
      </text:list>
      <text:p text:style-name="P19"><text:span text:style-name="T32"/></text:p>
      <text:p text:style-name="P20"><text:span text:style-name="T32">F</text:span><text:span text:style-name="T30">inalizado el divague correspondiente, se puede resumir que, en cuanto a costo de memoria se puede decir que:</text:span></text:p>
      <text:list text:style-name="L2">
        <text:list-item>
          <text:p text:style-name="P21"><text:span text:style-name="T33">Una lista implementada con un array puede malgastar espacio porque siempre está usando la cantidad máxima del espacio reservado sin importar cuantos elementos hayan realmente. En este sentido, la realización con una lista enlazada garantiza un uso más eficiente de la memoria, porque utiliza sólo el espacio ocupado por los elementos que actualmente tiene.</text:span></text:p>
        </text:list-item>
        <text:list-item>
          <text:p text:style-name="P22"><text:span text:style-name="T30">Probablemente la diferencia más notoria está en el hecho de que, en una lista enlazada, cada nodo almacena, además de los datos correspondientes, una referencia al nodo siguiente, que </text:span><text:span text:style-name="T34">puede llegar a ser una sobrecarga importante en cuanto a costo de memoria.</text:span></text:p>
        </text:list-item>
      </text:list>
      <text:p text:style-name="P23"><text:span text:style-name="T34"/></text:p>
      <text:p text:style-name="P24"><text:span text:style-name="T30">En resumen, cualquiera de las dos aproximaciones podría usar más espacio que la otra dependiendo de las circunstancias.</text:span></text:p>
      <text:p text:style-name="P24"><text:span text:style-name="T30"/></text:p>
      <text:p text:style-name="P25"><text:span text:style-name="T30">En cuanto a lo referente a la cantidad de alumnos que soporta cada tipo de estructura:</text:span></text:p>
      <text:list text:style-name="L3">
        <text:list-item>
          <text:p text:style-name="P26"><text:span text:style-name="T23">Con array: </text:span><text:span text:style-name="T30">Si se puede predecir aproximadamente la cantidad de alumnos que se van a inscribir, (puede ser en caso de haber un cupo fijo) entonces se minimiza el desperdicio de memoria de un array. Si un estudiante detesta el curso de algoritmos y decide darse de baja, queda un hueco en el array que resultaría en rellenar el espacio moviendo los elementos de lugar, una operación nefasta.</text:span></text:p>
        </text:list-item>
        <text:list-item>
          <text:p text:style-name="P26"><text:span text:style-name="T23">Con lista enlazada: </text:span><text:span text:style-name="T30">Si la cantidad de alumnos es indefinida y la inscripción es dinámica, una lista enlazada puede ser mejor opción. No hay desperdicio de memoria y si un alumno detesta el curso de sistemas operativos, y decide darse de baja, no hay necesidad de redimensionamiento ni de rellenar espacios vacíos, simplemente una operación constante de cambio de dirección de referencias.</text:span></text:p>
        </text:list-item>
      </text:list>
      <text:p text:style-name="P25"><text:span text:style-name="T3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5pt" officeooo:rsid="000983fd" officeooo:paragraph-rsid="000983fd" style:font-size-asian="9.14999961853027pt" style:font-size-complex="10.5pt"/>
    </style:style>
    <style:style style:name="MT1" style:family="text">
      <style:text-properties officeooo:rsid="0012ae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antiago Blanco<text:tab/><text:span text:style-name="MT1">UT3</text:span><text:tab/><text:span text:style-name="MT1">PD1</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2T19:17:13.908861647</meta:creation-date>
    <dc:date>2025-04-05T00:30:07.509630035</dc:date>
    <meta:editing-duration>PT3H37M43S</meta:editing-duration>
    <meta:editing-cycles>12</meta:editing-cycles>
    <meta:generator>LibreOffice/24.8.5.2$Linux_X86_64 LibreOffice_project/480$Build-2</meta:generator>
    <meta:document-statistic meta:table-count="0" meta:image-count="0" meta:object-count="0" meta:page-count="2" meta:paragraph-count="28" meta:word-count="867" meta:character-count="5023" meta:non-whitespace-character-count="4188"/>
  </office:meta>
</office:document-meta>
</file>